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2000000A31D0C99EFB226799C.png" manifest:media-type="image/png"/>
  <manifest:file-entry manifest:full-path="Pictures/100002010000033000000264FA1A20D4D4871E2B.png" manifest:media-type="image/png"/>
  <manifest:file-entry manifest:full-path="Pictures/10000201000000FA000000FACD12D41FE937584F.png" manifest:media-type="image/png"/>
  <manifest:file-entry manifest:full-path="Pictures/10000201000002000000020069A6BE4D4C0F2E1A.png" manifest:media-type="image/png"/>
  <manifest:file-entry manifest:full-path="Pictures/10000000000003570000003F8A2516E340C69EA4.png" manifest:media-type="image/png"/>
  <manifest:file-entry manifest:full-path="Pictures/100002010000040000000300753A191E80775B1B.png" manifest:media-type="image/png"/>
  <manifest:file-entry manifest:full-path="Pictures/1000000000000780000004385C2DACED3F757375.png" manifest:media-type="image/png"/>
  <manifest:file-entry manifest:full-path="Pictures/10000201000001680000016880E62320DC2A071A.png" manifest:media-type="image/png"/>
  <manifest:file-entry manifest:full-path="Pictures/10000000000002910000001AA44466E8FC21639E.png" manifest:media-type="image/png"/>
  <manifest:file-entry manifest:full-path="Pictures/10000000000003A30000012B99AB16D07A153407.png" manifest:media-type="image/png"/>
  <manifest:file-entry manifest:full-path="Pictures/10000000000003A40000012D7036B47C9C83769E.png" manifest:media-type="image/png"/>
  <manifest:file-entry manifest:full-path="Pictures/1000935F000069F200004F7C9B4E4FC7D1C3152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-Game TF2 Economy</text:p>
          </draw:text-box>
        </draw:frame>
        <draw:frame draw:style-name="gr1" draw:text-style-name="P1" draw:layer="layout" svg:width="25.297cm" svg:height="14.229cm" svg:x="1.4cm" svg:y="4.343cm">
          <draw:image xlink:href="Pictures/1000000000000780000004385C2DACED3F7573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096cm" svg:height="20.321cm" svg:x="0.254cm" svg:y="0.158cm">
          <draw:image xlink:href="Pictures/100002010000040000000300753A191E80775B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Currencies</text:p>
          </draw:text-box>
        </draw:frame>
        <draw:frame draw:style-name="gr1" draw:text-style-name="P1" draw:layer="layout" svg:width="8.974cm" svg:height="8.974cm" svg:x="0.678cm" svg:y="6.096cm">
          <draw:image xlink:href="Pictures/10000201000002000000020069A6BE4D4C0F2E1A.png" xlink:type="simple" xlink:show="embed" xlink:actuate="onLoad">
            <text:p/>
          </draw:image>
        </draw:frame>
        <draw:frame draw:style-name="gr1" draw:text-style-name="P1" draw:layer="layout" svg:width="6.614cm" svg:height="6.614cm" svg:x="10.15cm" svg:y="7.62cm">
          <draw:image xlink:href="Pictures/10000201000000FA000000FACD12D41FE937584F.png" xlink:type="simple" xlink:show="embed" xlink:actuate="onLoad">
            <text:p/>
          </draw:image>
        </draw:frame>
        <draw:frame draw:style-name="gr1" draw:text-style-name="P1" draw:layer="layout" svg:width="9.524cm" svg:height="9.524cm" svg:x="17.018cm" svg:y="4.954cm">
          <draw:image xlink:href="Pictures/10000201000001680000016880E62320DC2A07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6.551cm" svg:y="8.141cm" presentation:class="outline" presentation:user-transformed="true">
          <draw:text-box>
            <text:list text:style-name="L2">
              <text:list-header>
                <text:p>“what do you want kid?”</text:p>
                <text:p>— Bobsplosion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93cm" svg:height="2.002cm" svg:x="0.508cm" svg:y="9.103cm">
          <draw:image xlink:href="Pictures/10000000000003570000003F8A2516E340C69EA4.png" xlink:type="simple" xlink:show="embed" xlink:actuate="onLoad">
            <text:p/>
          </draw:image>
        </draw:frame>
        <draw:frame draw:style-name="gr1" draw:text-style-name="P1" draw:layer="layout" svg:width="26.924cm" svg:height="1.064cm" svg:x="0.508cm" svg:y="11.818cm">
          <draw:image xlink:href="Pictures/10000000000002910000001AA44466E8FC2163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632cm" svg:height="7.91cm" svg:x="1.784cm" svg:y="1.524cm">
          <draw:image xlink:href="Pictures/10000000000003A30000012B99AB16D07A153407.png" xlink:type="simple" xlink:show="embed" xlink:actuate="onLoad">
            <text:p/>
          </draw:image>
        </draw:frame>
        <draw:frame draw:style-name="gr3" draw:text-style-name="P3" draw:layer="layout" svg:width="24.658cm" svg:height="7.963cm" svg:x="1.524cm" svg:y="10.922cm">
          <draw:image xlink:href="Pictures/10000000000003A40000012D7036B47C9C8376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21cm" svg:height="20.347cm" svg:x="0.754cm" svg:y="0.273cm">
          <draw:image xlink:href="Pictures/1000935F000069F200004F7C9B4E4FC7D1C31523.svg" xlink:type="simple" xlink:show="embed" xlink:actuate="onLoad">
            <text:p/>
          </draw:image>
          <draw:image xlink:href="Pictures/100002010000033000000264FA1A20D4D4871E2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569cm" svg:height="9.642cm" svg:x="0.254cm" svg:y="5.733cm">
          <draw:image xlink:href="Pictures/10000000000001D2000000A31D0C99EFB22679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0:15:06.604010080</meta:creation-date>
    <dc:date>2016-06-03T10:49:30.858507975</dc:date>
    <meta:editing-duration>PT30M6S</meta:editing-duration>
    <meta:editing-cycles>7</meta:editing-cycles>
    <meta:generator>LibreOffice/5.1.3.2$Linux_X86_64 LibreOffice_project/10m0$Build-2</meta:generator>
    <meta:document-statistic meta:object-count="51"/>
  </office:meta>
</office:document-meta>
</file>